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70680" officeooo:paragraph-rsid="00370630"/>
    </style:style>
    <style:style style:name="P2" style:family="paragraph" style:parent-style-name="Footer">
      <style:paragraph-properties fo:text-align="end" style:justify-single-word="false"/>
      <style:text-properties officeooo:paragraph-rsid="00370630"/>
    </style:style>
    <style:style style:name="P3" style:family="paragraph" style:parent-style-name="titre_20_de_20_première_20_page">
      <style:text-properties officeooo:rsid="0041fd3e" officeooo:paragraph-rsid="0042a574"/>
    </style:style>
    <style:style style:name="P4" style:family="paragraph" style:parent-style-name="titre_20_de_20_première_20_page">
      <style:text-properties officeooo:rsid="0042a574" officeooo:paragraph-rsid="0042a574"/>
    </style:style>
    <style:style style:name="P5" style:family="paragraph" style:parent-style-name="Text_20_body">
      <style:text-properties officeooo:rsid="0059ce5b" officeooo:paragraph-rsid="00586c39"/>
    </style:style>
    <style:style style:name="P6" style:family="paragraph" style:parent-style-name="Text_20_body">
      <style:text-properties officeooo:rsid="005f7bf3" officeooo:paragraph-rsid="005f7bf3"/>
    </style:style>
    <style:style style:name="P7" style:family="paragraph" style:parent-style-name="Heading_20_1">
      <style:text-properties officeooo:rsid="005b7320" officeooo:paragraph-rsid="005b7320"/>
    </style:style>
    <style:style style:name="P8" style:family="paragraph" style:parent-style-name="Heading_20_2">
      <style:text-properties officeooo:rsid="00515a22" officeooo:paragraph-rsid="00515a22"/>
    </style:style>
    <style:style style:name="P9" style:family="paragraph" style:parent-style-name="Heading_20_2">
      <style:text-properties officeooo:paragraph-rsid="00328030"/>
    </style:style>
    <style:style style:name="P10" style:family="paragraph" style:parent-style-name="Heading_20_2">
      <style:text-properties officeooo:paragraph-rsid="00335a69"/>
    </style:style>
    <style:style style:name="P11" style:family="paragraph" style:parent-style-name="Heading_20_2">
      <style:text-properties officeooo:rsid="00370630" officeooo:paragraph-rsid="00370630"/>
    </style:style>
    <style:style style:name="P12" style:family="paragraph" style:parent-style-name="Heading_20_2">
      <style:text-properties officeooo:rsid="005d6c03" officeooo:paragraph-rsid="005d6c03"/>
    </style:style>
    <style:style style:name="P13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re_20_de_20_première_20_page" style:master-page-name="MP0">
      <style:paragraph-properties style:page-number="auto" fo:break-before="page"/>
    </style:style>
    <style:style style:name="P15" style:family="paragraph" style:parent-style-name="titre_20_de_20_première_20_page">
      <style:text-properties officeooo:paragraph-rsid="0042a574"/>
    </style:style>
    <style:style style:name="P16" style:family="paragraph" style:parent-style-name="titre_20_de_20_première_20_page">
      <style:text-properties officeooo:rsid="005b7320" officeooo:paragraph-rsid="005b7320"/>
    </style:style>
    <style:style style:name="T1" style:family="text">
      <style:text-properties officeooo:rsid="00270680"/>
    </style:style>
    <style:style style:name="T2" style:family="text">
      <style:text-properties officeooo:rsid="00335a69"/>
    </style:style>
    <style:style style:name="T3" style:family="text">
      <style:text-properties officeooo:rsid="0042a574"/>
    </style:style>
    <style:style style:name="T4" style:family="text">
      <style:text-properties officeooo:rsid="00328030"/>
    </style:style>
    <style:style style:name="T5" style:family="text">
      <style:text-properties officeooo:rsid="005d6c0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ext:p text:style-name="P3"/>
      <text:p text:style-name="P3"/>
      <text:p text:style-name="P16">Projet Web Sémantique</text:p>
      <text:p text:style-name="P3"/>
      <text:p text:style-name="P3"/>
      <text:p text:style-name="P4">Les étudiants</text:p>
      <text:p text:style-name="P4"/>
      <text:p text:style-name="P4">Corentin Marionneau</text:p>
      <text:p text:style-name="P4">Merlin Barzilai</text:p>
      <text:p text:style-name="P4"/>
      <text:p text:style-name="P4">Sont fiers de vous présenter</text:p>
      <text:p text:style-name="P15"><text:span text:style-name="T3">leur compte rendu de projet</text:span></text:p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Heading_20_1" text:outline-level="1">Table des matières</text:h>
          </text:index-title>
          <text:p text:style-name="P13"><text:a xlink:type="simple" xlink:href="#__RefHeading___Toc106_507150680">Table of contents<text:tab/>2</text:a></text:p>
          <text:p text:style-name="P13"><text:a xlink:type="simple" xlink:href="#__RefHeading___Toc1199_176580507">Projet de Web sémantique<text:tab/>3</text:a></text:p>
          <text:p text:style-name="P13"><text:a xlink:type="simple" xlink:href="#__RefHeading___Toc1693_1813372430">Introduction<text:tab/>3</text:a></text:p>
          <text:p text:style-name="P13"><text:a xlink:type="simple" xlink:href="#__RefHeading___Toc1201_176580507">Présentation des données<text:tab/>3</text:a></text:p>
          <text:p text:style-name="P13"><text:a xlink:type="simple" xlink:href="#__RefHeading___Toc748_1853683955">Transformation des données<text:tab/>3</text:a></text:p>
          <text:p text:style-name="P13"><text:a xlink:type="simple" xlink:href="#__RefHeading___Toc750_1853683955">Liaison des données<text:tab/>3</text:a></text:p>
          <text:p text:style-name="P13"><text:a xlink:type="simple" xlink:href="#__RefHeading___Toc752_1853683955">Ontologies et Inférences<text:tab/>3</text:a></text:p>
          <text:p text:style-name="P13"><text:a xlink:type="simple" xlink:href="#__RefHeading___Toc754_1853683955">Linked data<text:tab/>3</text:a></text:p>
          <text:p text:style-name="P13"><text:a xlink:type="simple" xlink:href="#__RefHeading___Toc756_1853683955">VoID-ification<text:tab/>3</text:a></text:p>
          <text:p text:style-name="P13"><text:a xlink:type="simple" xlink:href="#__RefHeading___Toc382_1813372430">Requêtes intéressantes<text:tab/>3</text:a></text:p>
          <text:p text:style-name="P13"><text:a xlink:type="simple" xlink:href="#__RefHeading___Toc1717_1813372430">Requête 1<text:tab/>3</text:a></text:p>
          <text:p text:style-name="P13"><text:a xlink:type="simple" xlink:href="#__RefHeading___Toc384_1813372430">Améliorations éventuelles/conclusion<text:tab/>3</text:a></text:p>
        </text:index-body>
      </text:table-of-content>
      <text:h text:style-name="P7" text:outline-level="1"><text:bookmark-start text:name="__RefHeading___Toc1199_176580507"/>Projet de Web sémantique<text:bookmark-end text:name="__RefHeading___Toc1199_176580507"/></text:h>
      <text:h text:style-name="P8" text:outline-level="2"><text:bookmark-start text:name="__RefHeading___Toc1693_1813372430"/>Introduction<text:bookmark-end text:name="__RefHeading___Toc1693_1813372430"/></text:h>
      <text:p text:style-name="P6">Ce document présente l’évolution du projet de Web sémantique.</text:p>
      <text:h text:style-name="P9" text:outline-level="2"><text:bookmark-start text:name="__RefHeading___Toc1201_176580507"/><text:span text:style-name="T4">Présentation des données</text:span><text:bookmark-end text:name="__RefHeading___Toc1201_176580507"/></text:h>
      <text:p text:style-name="P6">Les données utilisée sont issues de l’ERS. Il s’agit de données sur les bénéficiaires de la prime d’excellence scientifique.</text:p>
      <text:h text:style-name="P12" text:outline-level="2"><text:bookmark-start text:name="__RefHeading___Toc748_1853683955"/>Transformation des données<text:bookmark-end text:name="__RefHeading___Toc748_1853683955"/></text:h>
      <text:p text:style-name="P6">Avant de pouvoir utiliser les données il a fallu les faire passer de leur format d’origine – CSV – au format de référence RDF. À cette fin nous avons utilisé Tarql.</text:p>
      <text:p text:style-name="P6"/>
      <text:h text:style-name="P12" text:outline-level="2"><text:bookmark-start text:name="__RefHeading___Toc750_1853683955"/>Liaison des données<text:bookmark-end text:name="__RefHeading___Toc750_1853683955"/></text:h>
      <text:h text:style-name="P12" text:outline-level="2"><text:bookmark-start text:name="__RefHeading___Toc752_1853683955"/>Ontologies et Inférences<text:bookmark-end text:name="__RefHeading___Toc752_1853683955"/></text:h>
      <text:h text:style-name="P12" text:outline-level="2"><text:bookmark-start text:name="__RefHeading___Toc754_1853683955"/>Linked data<text:bookmark-end text:name="__RefHeading___Toc754_1853683955"/></text:h>
      <text:h text:style-name="P12" text:outline-level="2"><text:bookmark-start text:name="__RefHeading___Toc756_1853683955"/>VoID-ification<text:bookmark-end text:name="__RefHeading___Toc756_1853683955"/></text:h>
      <text:h text:style-name="P10" text:outline-level="2"><text:bookmark-start text:name="__RefHeading___Toc382_1813372430"/><text:span text:style-name="T2">Requêtes intéressantes</text:span><text:bookmark-end text:name="__RefHeading___Toc382_1813372430"/></text:h>
      <text:h text:style-name="Heading_20_3" text:outline-level="3"><text:bookmark-start text:name="__RefHeading___Toc1717_1813372430"/>Requête 1<text:bookmark-end text:name="__RefHeading___Toc1717_1813372430"/></text:h>
      <text:p text:style-name="corps_20_code"><text:span text:style-name="Source_20_Text"/></text:p>
      <text:h text:style-name="P11" text:outline-level="2"><text:bookmark-start text:name="__RefHeading___Toc384_1813372430"/>Améliorations éventuelles/<text:span text:style-name="T5">conclusion</text:span><text:bookmark-end text:name="__RefHeading___Toc384_1813372430"/>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writing-mode="lr-tb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9cm" loext:contextual-spacing="false" fo:line-height="104%" fo:hyphenation-ladder-count="no-limit" fo:text-indent="0.42cm" style:auto-text-indent="false" style:writing-mode="lr-tb"/>
      <style:text-properties fo:font-size="12pt" fo:language="fr" fo:country="FR" style:font-size-asian="11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109cm" loext:contextual-spacing="false" fo:hyphenation-ladder-count="no-limit" fo:break-before="page" style:writing-mode="lr-tb"/>
      <style:text-properties style:font-name="Liberation Serif" fo:font-family="'Liberation Serif'" style:font-family-generic="roman" style:font-pitch="variable" fo:font-size="22pt" fo:language="fr" fo:country="FR" fo:font-weight="bold" style:font-name-asian="Liberation Serif" style:font-family-asian="'Liberation Serif'" style:font-family-generic-asian="roman" style:font-pitch-asian="variable" style:font-size-asian="22pt" style:font-weight-asian="bold" style:font-name-complex="Liberation Serif" style:font-family-complex="'Liberation Serif'" style:font-family-generic-complex="roman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8cm" fo:margin-bottom="0cm" loext:contextual-spacing="false" fo:hyphenation-ladder-count="no-limit" style:writing-mode="lr-tb"/>
      <style:text-properties style:font-name="Liberation Serif" fo:font-family="'Liberation Serif'" style:font-family-generic="roman" style:font-pitch="variable" fo:font-size="14pt" fo:language="fr" fo:country="FR" fo:font-weight="bold" style:font-name-asian="Liberation Serif" style:font-family-asian="'Liberation Serif'" style:font-family-generic-asian="roman" style:font-pitch-asian="variable" style:font-size-asian="15pt" style:font-weight-asian="bold" style:font-name-complex="Liberation Serif" style:font-family-complex="'Liberation Serif'" style:font-family-generic-complex="roman" style:font-pitch-complex="variable" fo:hyphenate="false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left="0.6cm" fo:margin-right="0cm" fo:margin-top="0.33cm" fo:margin-bottom="0cm" loext:contextual-spacing="false" fo:hyphenation-ladder-count="no-limit" fo:text-indent="0cm" style:auto-text-indent="false" style:writing-mode="lr-tb"/>
      <style:text-properties style:font-name="Liberation Serif" fo:font-family="'Liberation Serif'" style:font-family-generic="roman" style:font-pitch="variable" fo:language="en" fo:country="GB" fo:font-style="italic" fo:font-weight="bold" style:font-name-asian="Liberation Serif" style:font-family-asian="'Liberation Serif'" style:font-family-generic-asian="roman" style:font-pitch-asian="variable" style:font-style-asian="italic" style:font-weight-asian="bold" style:font-name-complex="Liberation Serif" style:font-family-complex="'Liberation Serif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language="en" fo:country="GB"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Corsp_20_intro" style:display-name="Corsp intro" style:family="paragraph" style:parent-style-name="Text_20_body">
      <style:paragraph-properties fo:line-height="120%" fo:hyphenation-ladder-count="no-limit"/>
      <style:text-properties fo:font-size="14pt" style:font-size-asian="14pt" fo:hyphenate="false"/>
    </style:style>
    <style:style style:name="Corps_20_liste" style:display-name="Corps liste" style:family="paragraph" style:parent-style-name="Text_20_body" style:list-style-name="List_20_1" style:master-page-name="">
      <style:paragraph-properties fo:margin-left="1.6cm" fo:margin-right="0cm" fo:margin-top="0cm" fo:margin-bottom="0.12cm" loext:contextual-spacing="false" fo:hyphenation-ladder-count="no-limit" fo:text-indent="-0.801cm" style:auto-text-indent="false" style:page-number="auto" style:writing-mode="lr-tb">
        <style:tab-stops/>
      </style:paragraph-properties>
      <style:text-properties fo:font-size="11pt" style:font-size-asian="10.5pt" fo:hyphenate="false"/>
    </style:style>
    <style:style style:name="Sans_20_nom1" style:display-name="Sans nom1" style:family="paragraph" style:parent-style-name="Text_20_body">
      <style:paragraph-properties fo:margin-left="0.499cm" fo:margin-right="0cm" fo:margin-top="0.499cm" fo:margin-bottom="0.33cm" loext:contextual-spacing="false" fo:text-indent="1.499cm" style:auto-text-indent="false" style:writing-mode="lr-tb"/>
      <style:text-properties fo:font-size="14pt"/>
    </style:style>
    <style:style style:name="Corps_20_Fatou" style:display-name="Corps Fatou" style:family="paragraph" style:parent-style-name="Text_20_body">
      <style:paragraph-properties fo:margin-left="0.499cm" fo:margin-right="0cm" fo:margin-top="0.499cm" fo:margin-bottom="0.33cm" loext:contextual-spacing="false" fo:text-indent="1.499cm" style:auto-text-indent="false" style:writing-mode="lr-tb"/>
      <style:text-properties fo:font-size="14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re_20_de_20_première_20_page" style:display-name="titre de première page" style:family="paragraph" style:parent-style-name="Heading_20_1" style:default-outline-level="" style:list-style-name="" style:master-page-name="">
      <style:paragraph-properties fo:text-align="center" style:justify-single-word="false" style:page-number="auto" fo:break-before="auto" fo:break-after="auto" style:writing-mode="lr-t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99cm" fo:margin-right="0cm" fo:margin-top="0.212cm" fo:margin-bottom="0.212cm" loext:contextual-spacing="false" fo:text-indent="0cm" style:auto-text-indent="false" style:writing-mode="lr-tb"/>
      <style:text-properties style:font-name="Liberation Serif1" fo:font-family="'Liberation Serif'" style:font-style-name="Normal" style:font-family-generic="roman" style:font-pitch="variable" fo:font-size="11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rps_20_code" style:display-name="corps code" style:family="paragraph" style:parent-style-name="Text_20_body" style:master-page-name="">
      <loext:graphic-properties draw:fill="solid" draw:fill-color="#666666" draw:fill-image-width="0cm" draw:fill-image-height="0cm"/>
      <style:paragraph-properties style:page-number="auto" fo:background-color="#666666" fo:padding="0.101cm" fo:border="0.06pt solid #000000" style:writing-mode="lr-tb"/>
      <style:text-properties fo:color="#eeeeee" style:font-name="Liberation Mono" fo:font-family="'Liberation Mono'" style:font-style-name="Normal" style:font-family-generic="modern" style:font-pitch="fixed" fo:font-size="11pt" fo:font-weight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book" style:family="text">
      <style:text-properties fo:font-size="10.5pt" fo:font-style="italic" style:font-size-asian="10.5pt" style:font-style-asian="italic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_5f_CharLFO7LVL1" style:display-name="WW_CharLFO7LVL1" style:family="text"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style:font-name-complex="Liberation Serif" style:font-family-complex="'Liberation Serif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xample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ge" svg:x="0cm" svg:y="0cm" style:wrap="none" style:vertical-pos="from-top" style:vertical-rel="page-content" style:horizontal-pos="from-left" style:horizontal-rel="page-content" draw:fill-image-width="0cm" draw:fill-image-height="0cm" fo:padding="0.049cm" fo:border="0.06pt solid #000000"/>
    </style:style>
    <style:style style:name="Frame" style:family="graphic">
      <style:graphic-properties text:anchor-type="paragraph" svg:x="0cm" svg:y="0cm" fo:margin-left="0.201cm" fo:margin-right="0.201cm" fo:margin-top="0.199cm" fo:margin-bottom="4.001cm" style:protect="content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70680" officeooo:paragraph-rsid="00370630"/>
    </style:style>
    <style:style style:name="MP2" style:family="paragraph" style:parent-style-name="Footer">
      <style:paragraph-properties fo:text-align="end" style:justify-single-word="false"/>
      <style:text-properties officeooo:paragraph-rsid="00370630"/>
    </style:style>
    <style:style style:name="MT1" style:family="text">
      <style:text-properties officeooo:rsid="002706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Merlin Barzilai / Corentin Marionneau / Alexis Lamothe</text:p>
        <text:p text:style-name="MP2"><text:span text:style-name="MT1"><text:tab/>Bases de données OLAP – 2017 – Université de Nantes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18T12:43:00Z</meta:creation-date>
    <dc:date>2017-12-05T18:45:39.865473565</dc:date>
    <meta:editing-cycles>37</meta:editing-cycles>
    <meta:editing-duration>PT5H38M14S</meta:editing-duration>
    <meta:document-statistic meta:table-count="0" meta:image-count="0" meta:object-count="0" meta:page-count="3" meta:paragraph-count="35" meta:word-count="163" meta:character-count="1082" meta:non-whitespace-character-count="949"/>
    <meta:template xlink:type="simple" xlink:actuate="onRequest" xlink:title="" xlink:href="Normal.dotm"/>
  </office:meta>
</office:document-meta>
</file>